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0.635cm" svg:y="1.905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5.08cm" svg:y1="1.27cm" svg:x2="5.08cm" svg:y2="1.905cm">
          <text:p/>
        </draw:line>
        <draw:custom-shape draw:style-name="gr1" draw:text-style-name="P2" draw:layer="layout" svg:width="2.54cm" svg:height="0.635cm" svg:x="3.81cm" svg:y="1.905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6.985cm" svg:y="1.90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55cm" svg:y1="1.27cm" svg:x2="8.255cm" svg:y2="1.905cm">
          <text:p/>
        </draw:line>
        <draw:custom-shape draw:style-name="gr1" draw:text-style-name="P2" draw:layer="layout" svg:width="2.54cm" svg:height="0.635cm" svg:x="10.16cm" svg:y="1.905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3cm" svg:y1="1.27cm" svg:x2="11.43cm" svg:y2="1.905cm">
          <text:p/>
        </draw:line>
        <draw:custom-shape draw:style-name="gr1" draw:text-style-name="P2" draw:layer="layout" svg:width="3.175cm" svg:height="0.635cm" svg:x="13.335cm" svg:y="1.905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05cm" svg:y1="1.27cm" svg:x2="14.605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2T13:26:03</dc:date>
    <dc:language>en-US</dc:language>
    <meta:editing-cycles>3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